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urier New1" svg:font-family="'Courier New'"/>
    <style:font-face style:name="Inconsolata" svg:font-family="Inconsolata, monospace"/>
    <style:font-face style:name="Roboto" svg:font-family="Roboto, sans-serif"/>
    <style:font-face style:name="Tahoma1" svg:font-family="Tahoma"/>
    <style:font-face style:name="inherit" svg:font-family="inherit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fo:font-variant="normal" fo:text-transform="none" style:font-name="inherit" fo:font-size="9pt" fo:letter-spacing="normal" fo:font-style="normal" fo:font-weight="normal"/>
    </style:style>
    <style:style style:name="T1" style:family="text">
      <style:text-properties fo:font-variant="normal" fo:text-transform="none" fo:color="#000000" style:font-name="inherit" fo:font-size="9pt" fo:letter-spacing="normal" fo:font-style="normal" fo:font-weight="normal"/>
    </style:style>
    <style:style style:name="T2" style:family="text">
      <style:text-properties fo:font-variant="normal" fo:text-transform="none" style:font-name="inherit" fo:font-size="9pt" fo:letter-spacing="normal" fo:font-style="normal" fo:font-weight="normal" loext:padding="0in" loext:border="none"/>
    </style:style>
    <style:style style:name="T3" style:family="text">
      <style:text-properties fo:font-variant="normal" fo:text-transform="none" style:font-name="inherit" fo:font-size="9pt" fo:letter-spacing="normal" fo:font-style="normal" fo:font-weight="normal" loext:padding="0in" loext:border="none"/>
    </style:style>
    <style:style style:name="T4" style:family="text">
      <style:text-properties fo:font-variant="normal" fo:text-transform="none" style:font-name="Roboto" fo:font-size="9pt" fo:letter-spacing="normal" fo:font-style="normal" fo:font-weight="normal" loext:padding="0in" loext:border="none"/>
    </style:style>
    <style:style style:name="T5" style:family="text">
      <style:text-properties fo:font-variant="normal" fo:text-transform="none" style:font-name="Roboto" fo:font-size="9pt" fo:letter-spacing="normal" fo:font-style="normal" fo:font-weight="normal" loext:padding="0in" loext:border="none"/>
    </style:style>
    <style:style style:name="T6" style:family="text">
      <style:text-properties fo:font-variant="normal" fo:text-transform="none" fo:color="#ffffff" style:font-name="Inconsolata" fo:font-size="8.25pt" fo:letter-spacing="normal" fo:font-style="normal" fo:font-weight="bold" loext:padding="0in" loext:border="none"/>
    </style:style>
    <style:style style:name="T7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Key store:</text:p>
      <text:p text:style-name="Standard">path</text:p>
      <text:p text:style-name="Standard">D:\Swarajya Lakshmi\mobile\android\Within30_Studio\w30\w30keystore.jks</text:p>
      <text:p text:style-name="Standard"/>
      <text:p text:style-name="Standard">password: d@llastx</text:p>
      <text:p text:style-name="Standard">alias: within30</text:p>
      <text:p text:style-name="Standard">password: d@llastx</text:p>
      <text:p text:style-name="Standard">validity:1000 (Years)</text:p>
      <text:p text:style-name="Standard"/>
      <text:p text:style-name="Standard">First and Last Name: Spunjohn LLC</text:p>
      <text:p text:style-name="Standard">Organizational Unit: Within30</text:p>
      <text:p text:style-name="Standard">Organization: Spunjohn LLC</text:p>
      <text:p text:style-name="Standard">City or Locality: Plano</text:p>
      <text:p text:style-name="Standard">State or Province: Texas</text:p>
      <text:p text:style-name="Standard">Country Code: 1</text:p>
      <text:p text:style-name="Standard"/>
      <text:p text:style-name="Standard"/>
      <text:p text:style-name="P1">API - Android</text:p>
      <text:p text:style-name="Standard"><text:span text:style-name="T7">Gmail</text:span>: w30app@gmail.com<text:a xlink:type="simple" xlink:href="mailto:com/d@llastx" text:style-name="Internet_20_link" text:visited-style-name="Visited_20_Internet_20_Link">/d@llastx</text:a></text:p>
      <text:p text:style-name="Standard"><text:span text:style-name="T7">Project</text:span> :Within30</text:p>
      <text:p text:style-name="Standard"><text:span text:style-name="T7">Keys</text:span>:-</text:p>
      <text:p text:style-name="Standard">1.Push Notifications: W30 Android Push Notifications</text:p>
      <text:p text:style-name="Standard"><text:tab/><text:tab/><text:tab/>Project Number-<text:span text:style-name="T2">841587965302</text:span></text:p>
      <text:p text:style-name="Standard"><text:span text:style-name="T2"><text:tab/><text:tab/><text:tab/></text:span></text:p>
      <text:p text:style-name="Standard"><text:span text:style-name="T4"><text:tab/><text:tab/><text:tab/>API Key(Server) AIzaSyASexaa6lR49c98o9lAxebc9NsOzh03Ndo </text:span><text:span text:style-name="T6">AIzaSyASexaa6lR49c98o9lAxebc9NsOzh03Ndo</text:span><text:span text:style-name="T4"> </text:span></text:p>
      <text:p text:style-name="P2">2.W30 Android Google Maps:</text:p>
      <text:p text:style-name="Standard"><text:span text:style-name="T2"><text:tab/><text:tab/><text:tab/>API Key:- </text:span><text:span text:style-name="T1">AIzaSyC0ebSmdo390fex_juEUJKonNEXHT5jVtM</text:span></text:p>
      <text:p text:style-name="Standard"><text:span text:style-name="T2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urier New1" svg:font-family="'Courier New'"/>
    <style:font-face style:name="Inconsolata" svg:font-family="Inconsolata, monospace"/>
    <style:font-face style:name="Roboto" svg:font-family="Roboto, sans-serif"/>
    <style:font-face style:name="Tahoma1" svg:font-family="Tahoma"/>
    <style:font-face style:name="inherit" svg:font-family="inherit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59M22S</meta:editing-duration>
    <meta:editing-cycles>9</meta:editing-cycles>
    <meta:generator>OpenOffice/4.1.2$Win32 OpenOffice.org_project/412m3$Build-9782</meta:generator>
    <dc:date>2016-10-07T18:27:54.32</dc:date>
    <meta:document-statistic meta:table-count="0" meta:image-count="0" meta:object-count="0" meta:page-count="1" meta:paragraph-count="23" meta:word-count="63" meta:character-count="636"/>
    <meta:user-defined meta:name="Info 1"/>
    <meta:user-defined meta:name="Info 2"/>
    <meta:user-defined meta:name="Info 3"/>
    <meta:user-defined meta:name="Info 4"/>
  </office:meta>
</office:document-meta>
</file>